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 style:master-page-name="">
      <style:table-properties style:width="15.981cm" fo:margin-left="-0.023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1.457cm"/>
    </style:style>
    <style:style style:name="Tabela2.B" style:family="table-column">
      <style:table-column-properties style:column-width="1.448cm"/>
    </style:style>
    <style:style style:name="Tabela2.C" style:family="table-column">
      <style:table-column-properties style:column-width="1.453cm"/>
    </style:style>
    <style:style style:name="Tabela2.E" style:family="table-column">
      <style:table-column-properties style:column-width="1.452cm"/>
    </style:style>
    <style:style style:name="Tabela2.G" style:family="table-column">
      <style:table-column-properties style:column-width="2.066cm"/>
    </style:style>
    <style:style style:name="Tabela2.H" style:family="table-column">
      <style:table-column-properties style:column-width="2.404cm"/>
    </style:style>
    <style:style style:name="Tabela2.I" style:family="table-column">
      <style:table-column-properties style:column-width="2.7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30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2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cm" fo:margin-right="0cm" fo:text-indent="1.27cm" style:auto-text-indent="false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7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8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9" style:family="paragraph" style:parent-style-name="Standard">
      <style:paragraph-properties fo:margin-left="0cm" fo:margin-right="0cm" fo:text-indent="0.76cm" style:auto-text-indent="false"/>
    </style:style>
    <style:style style:name="P40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header">
      <style:paragraph-properties style:snap-to-layout-grid="false"/>
    </style:style>
    <style:style style:name="P42" style:family="paragraph" style:parent-style-name="Filling_20_instruction_20__28_table_20_cell_29_">
      <style:paragraph-properties style:snap-to-layout-grid="false"/>
      <style:text-properties fo:color="#000000"/>
    </style:style>
    <style:style style:name="P43" style:family="paragraph" style:parent-style-name="Text_20_body">
      <style:text-properties fo:color="#000000" fo:font-size="10pt" style:font-size-asian="10pt"/>
    </style:style>
    <style:style style:name="P4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5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6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5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8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9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0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1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2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3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4" style:family="paragraph" style:parent-style-name="Heading_20_1" style:list-style-name="" style:master-page-name="MP3">
      <style:paragraph-properties style:page-number="auto" fo:break-before="page"/>
    </style:style>
    <style:style style:name="P6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6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7" style:family="paragraph" style:parent-style-name="conteudo" style:master-page-name="MP2">
      <style:paragraph-properties style:page-number="auto" fo:break-before="page"/>
    </style:style>
    <style:style style:name="P68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9" style:family="paragraph" style:parent-style-name="Table_20_Contents">
      <style:paragraph-properties fo:line-height="100%" fo:text-align="start" style:justify-single-word="false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26de52" style:font-style-complex="italic"/>
    </style:style>
    <style:style style:name="T16" style:family="text">
      <style:text-properties fo:color="#000000" officeooo:rsid="000c2876"/>
    </style:style>
    <style:style style:name="T17" style:family="text">
      <style:text-properties fo:color="#000000" officeooo:rsid="000dfd08"/>
    </style:style>
    <style:style style:name="T18" style:family="text">
      <style:text-properties fo:color="#000000" officeooo:rsid="0012d4e2"/>
    </style:style>
    <style:style style:name="T19" style:family="text">
      <style:text-properties fo:color="#000000" fo:font-size="9pt" style:font-size-asian="9pt" style:font-size-complex="9pt" style:font-style-complex="italic"/>
    </style:style>
    <style:style style:name="T20" style:family="text">
      <style:text-properties fo:color="#000000" officeooo:rsid="001b38fe"/>
    </style:style>
    <style:style style:name="T21" style:family="text">
      <style:text-properties fo:color="#000000" officeooo:rsid="00201309"/>
    </style:style>
    <style:style style:name="T22" style:family="text">
      <style:text-properties fo:color="#333333" fo:font-size="20pt" fo:font-weight="bold" style:font-size-asian="20pt" style:font-weight-asian="bold" style:font-size-complex="20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officeooo:rsid="001a4be7" style:font-style-asian="italic" style:font-style-complex="italic"/>
    </style:style>
    <style:style style:name="T28" style:family="text">
      <style:text-properties fo:font-style="italic" officeooo:rsid="0018c987" style:font-style-asian="italic" style:font-style-complex="italic"/>
    </style:style>
    <style:style style:name="T29" style:family="text">
      <style:text-properties fo:color="#0000ff"/>
    </style:style>
    <style:style style:name="T30" style:family="text">
      <style:text-properties fo:color="#ff0000"/>
    </style:style>
    <style:style style:name="T31" style:family="text">
      <style:text-properties style:language-asian="pt" style:country-asian="BR"/>
    </style:style>
    <style:style style:name="T32" style:family="text">
      <style:text-properties officeooo:rsid="000b5043"/>
    </style:style>
    <style:style style:name="T33" style:family="text">
      <style:text-properties officeooo:rsid="000c2876"/>
    </style:style>
    <style:style style:name="T34" style:family="text">
      <style:text-properties officeooo:rsid="000dfd08"/>
    </style:style>
    <style:style style:name="T35" style:family="text">
      <style:text-properties officeooo:rsid="000eaacd"/>
    </style:style>
    <style:style style:name="T36" style:family="text">
      <style:text-properties officeooo:rsid="00105c45"/>
    </style:style>
    <style:style style:name="T37" style:family="text">
      <style:text-properties officeooo:rsid="00105ebf"/>
    </style:style>
    <style:style style:name="T38" style:family="text">
      <style:text-properties officeooo:rsid="00186ba3"/>
    </style:style>
    <style:style style:name="T39" style:family="text">
      <style:text-properties officeooo:rsid="0018c987"/>
    </style:style>
    <style:style style:name="T40" style:family="text">
      <style:text-properties officeooo:rsid="001b38fe"/>
    </style:style>
    <style:style style:name="T41" style:family="text">
      <style:text-properties officeooo:rsid="001bb06e"/>
    </style:style>
    <style:style style:name="T42" style:family="text">
      <style:text-properties officeooo:rsid="001d9d36"/>
    </style:style>
    <style:style style:name="T43" style:family="text">
      <style:text-properties officeooo:rsid="001e08ef"/>
    </style:style>
    <style:style style:name="T44" style:family="text">
      <style:text-properties officeooo:rsid="002278da"/>
    </style:style>
    <style:style style:name="T45" style:family="text">
      <style:text-properties officeooo:rsid="00240cb2"/>
    </style:style>
    <style:style style:name="T46" style:family="text">
      <style:text-properties officeooo:rsid="0025dc0f"/>
    </style:style>
    <style:style style:name="T47" style:family="text">
      <style:text-properties style:use-window-font-color="true" style:font-style-complex="italic"/>
    </style:style>
    <style:style style:name="T48" style:family="text">
      <style:text-properties style:use-window-font-color="true" officeooo:rsid="0026de52" style:font-style-complex="italic"/>
    </style:style>
    <style:style style:name="T49" style:family="text">
      <style:text-properties style:use-window-font-color="true" officeooo:rsid="001b38fe" style:font-style-complex="italic"/>
    </style:style>
    <style:style style:name="T50" style:family="text">
      <style:text-properties style:use-window-font-color="true" style:text-underline-style="none" style:font-style-complex="italic"/>
    </style:style>
    <style:style style:name="T51" style:family="text">
      <style:text-properties style:use-window-font-color="true" style:text-underline-style="none" officeooo:rsid="0026de52" style:font-style-complex="italic"/>
    </style:style>
    <style:style style:name="T52" style:family="text">
      <style:text-properties style:use-window-font-color="true" style:text-underline-style="none" officeooo:rsid="001b38fe" style:font-style-complex="italic"/>
    </style:style>
    <style:style style:name="T53" style:family="text">
      <style:text-properties style:use-window-font-color="true" style:text-underline-style="solid" style:text-underline-width="auto" style:text-underline-color="font-color" style:font-style-complex="italic"/>
    </style:style>
    <style:style style:name="T54" style:family="text">
      <style:text-properties style:use-window-font-color="true" style:text-underline-style="solid" style:text-underline-width="auto" style:text-underline-color="font-color" officeooo:rsid="001b38fe" style:font-style-complex="italic"/>
    </style:style>
    <style:style style:name="T55" style:family="text">
      <style:text-properties officeooo:rsid="002a0f62"/>
    </style:style>
    <style:style style:name="T56" style:family="text">
      <style:text-properties officeooo:rsid="002a2cd1"/>
    </style:style>
    <style:style style:name="T57" style:family="text">
      <style:text-properties officeooo:rsid="002b0f35"/>
    </style:style>
    <style:style style:name="T58" style:family="text">
      <style:text-properties officeooo:rsid="002b75d2"/>
    </style:style>
    <style:style style:name="T59" style:family="text">
      <style:text-properties officeooo:rsid="002b7798"/>
    </style:style>
    <style:style style:name="T60" style:family="text">
      <style:text-properties officeooo:rsid="002cb3c5"/>
    </style:style>
    <style:style style:name="T61" style:family="text">
      <style:text-properties officeooo:rsid="002cc858"/>
    </style:style>
    <style:style style:name="T62" style:family="text">
      <style:text-properties officeooo:rsid="002cdd5c"/>
    </style:style>
    <style:style style:name="T63" style:family="text">
      <style:text-properties officeooo:rsid="002eb8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2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2">Gerenciador de Bibliotecas</text:span></text:span></text:p>
      <text:p text:style-name="P4">Equipe: <text:span text:style-name="T63">Adílson</text:span> Simiao de Souza.</text:p>
      <text:p text:style-name="Standard"><text:s text:c="56"/><text:span text:style-name="T24"><text:s text:c="3"/>Fábio Alexandre da Silva.</text:span></text:p>
      <text:p text:style-name="P63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6">Adílson</text:span></text:p>
          </table:table-cell>
          <table:table-cell table:style-name="Tabela1.C1" office:value-type="string">
            <text:p text:style-name="P21">1<text:span text:style-name="T41">5</text:span>/<text:span text:style-name="T41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6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23"><text:span text:style-name="T63">Adílson</text:span>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6"><text:span text:style-name="Fonte_20_parág._20_padrão"><text:span text:style-name="T23">Orientação para uso do </text:span></text:span><text:span text:style-name="Fonte_20_parág._20_padrão"><text:span text:style-name="T25">template</text:span></text:span><text:span text:style-name="Fonte_20_parág._20_padrão"><text:span text:style-name="T23">:</text:span></text:span></text:p>
      <text:p text:style-name="P30">Instruções de preenchimento estão espalhadas pelas várias seções deste <text:span text:style-name="Fonte_20_parág._20_padrão"><text:span text:style-name="T26">template</text:span></text:span>, em cor <text:span text:style-name="Fonte_20_parág._20_padrão"><text:span text:style-name="T29">azul</text:span></text:span> e envoltas por <text:span text:style-name="Fonte_20_parág._20_padrão"><text:span text:style-name="T26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30">vermelha</text:span></text:span> é utilizado como comentário e deverá ser apagada do documento.</text:p>
      <text:p text:style-name="P30">Ao fim da elaboração do documento, atualize seu índice clicando com o botão direito do mouse no mesmo e depois em <text:span text:style-name="Fonte_20_parág._20_padrão"><text:span text:style-name="T23">Atualizar Campo </text:span></text:span>(<text:span text:style-name="Fonte_20_parág._20_padrão"><text:span text:style-name="T23">Update Field</text:span></text:span>).</text:p>
      <text:p text:style-name="P3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7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2"><text:a xlink:type="simple" xlink:href="#__RefHeading__9_117254275" office:target-frame-name="_top" xlink:show="replace">1. <text:s/>Introdução<text:tab/>5</text:a></text:p>
          <text:p text:style-name="P33"><text:a xlink:type="simple" xlink:href="#__RefHeading__11_117254275" office:target-frame-name="_top" xlink:show="replace">1.1 <text:s/>Descrição do sistema<text:tab/>5</text:a></text:p>
          <text:p text:style-name="P33"><text:a xlink:type="simple" xlink:href="#__RefHeading__13_117254275" office:target-frame-name="_top" xlink:show="replace">1.2 <text:s/>Objetivo do sistema<text:tab/>5</text:a></text:p>
          <text:p text:style-name="P33"><text:a xlink:type="simple" xlink:href="#__RefHeading__15_117254275" office:target-frame-name="_top" xlink:show="replace">1.3 <text:s/>Sistemas Similares<text:tab/>5</text:a></text:p>
          <text:p text:style-name="P33"><text:a xlink:type="simple" xlink:href="#__RefHeading__17_117254275" office:target-frame-name="_top" xlink:show="replace">1.4 <text:s/>Convenções, termos e abreviações<text:tab/>5</text:a></text:p>
          <text:p text:style-name="P34"><text:a xlink:type="simple" xlink:href="#__RefHeading__19_117254275" office:target-frame-name="_top" xlink:show="replace">1.4.1 Identificação dos casos de uso <text:tab/>5</text:a></text:p>
          <text:p text:style-name="P32"><text:a xlink:type="simple" xlink:href="#__RefHeading__23_117254275" office:target-frame-name="_top" xlink:show="replace">2. <text:s/>Lista de Requisitos <text:tab/>6</text:a></text:p>
          <text:p text:style-name="P33"><text:a xlink:type="simple" xlink:href="#__RefHeading__937_1047580196" office:target-frame-name="_top" xlink:show="replace">2.1 <text:s/>Matriz de Rastreabilidade<text:tab/>6</text:a></text:p>
          <text:p text:style-name="P32"><text:a xlink:type="simple" xlink:href="#__RefHeading__939_1047580196" office:target-frame-name="_top" xlink:show="replace">3. <text:s/>Atores<text:tab/>7</text:a></text:p>
          <text:p text:style-name="P32"><text:a xlink:type="simple" xlink:href="#__RefHeading__25_117254275" office:target-frame-name="_top" xlink:show="replace">4. <text:s/>Casos de Uso<text:tab/>7</text:a></text:p>
          <text:p text:style-name="P34"><text:a xlink:type="simple" xlink:href="#__RefHeading__27_117254275" office:target-frame-name="_top" xlink:show="replace"><text:s/>Diagrama de Caso de Uso <text:s/>- <text:s/>GerenciadoOS<text:tab/>7</text:a></text:p>
          <text:p text:style-name="P34"><text:a xlink:type="simple" xlink:href="#__RefHeading__29_117254275" office:target-frame-name="_top" xlink:show="replace"><text:s/>[UC01]Manter usuário<text:tab/>8</text:a></text:p>
          <text:p text:style-name="P34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6">funcionário</text:span></text:a><text:a xlink:type="simple" xlink:href="#__RefHeading__1528_844320639" office:target-frame-name="_top" xlink:show="replace"><text:tab/>10</text:a></text:p>
          <text:p text:style-name="P34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3">autor</text:span></text:a><text:a xlink:type="simple" xlink:href="#__RefHeading__1530_844320639" office:target-frame-name="_top" xlink:show="replace"><text:tab/>11</text:a></text:p>
          <text:p text:style-name="P34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3">editora</text:span></text:a><text:a xlink:type="simple" xlink:href="#__RefHeading__1532_844320639" office:target-frame-name="_top" xlink:show="replace"><text:tab/>13</text:a></text:p>
          <text:p text:style-name="P34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5">livro</text:span></text:a><text:a xlink:type="simple" xlink:href="#__RefHeading__1534_844320639" office:target-frame-name="_top" xlink:show="replace">s<text:tab/>14</text:a></text:p>
          <text:p text:style-name="P34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1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5">15</text:span></text:a></text:p>
          <text:p text:style-name="P34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2">Consultas</text:span></text:a><text:a xlink:type="simple" xlink:href="#__RefHeading__1534_84432063911" office:target-frame-name="_top" xlink:show="replace"><text:tab/>17</text:a></text:p>
          <text:p text:style-name="P34"><text:a xlink:type="simple" xlink:href="#RFXX00111111111" office:target-frame-name="_top" xlink:show="replace"><text:span text:style-name="T43"><text:s/>[UC08]Relat</text:span></text:a><text:a xlink:type="simple" xlink:href="#RFXX00111111111" office:target-frame-name="_top" xlink:show="replace"><text:span text:style-name="T46">ó</text:span></text:a><text:a xlink:type="simple" xlink:href="#RFXX00111111111" office:target-frame-name="_top" xlink:show="replace"><text:span text:style-name="T43">rios</text:span></text:a><text:a xlink:type="simple" xlink:href="#__RefHeading__1534_844320639111" office:target-frame-name="_top" xlink:show="replace"><text:tab/>19</text:a></text:p>
          <text:p text:style-name="P34"/>
        </text:index-body>
      </text:table-of-content>
      <text:h text:style-name="P64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5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6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5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5">Os casos de uso devem ser identificados com um identificador único. A numeração inicia com o identificador [UC01] e prossegue sendo incrementada à medida que forem surgindo novos casos de uso.</text:p>
      <text:p text:style-name="P35">A nomenclatura dos fluxos secundários dos casos de uso é dada por uma sigla e por um número. A sigla deve ser FA para fluxos alternativos e FE para fluxos de erro. O número é um <text:span text:style-name="T55">sequencial</text:span> que inicia de 01. Um exemplo de fluxo alternativo é [FA01] e um exemplo de fluxo de erro é [FE01]. O número do identificador reinicia a cada caso de uso.</text:p>
      <text:p text:style-name="P35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3">Informações</text:span></text:span> <text:span text:style-name="Fonte_20_parág._20_padrão"><text:span text:style-name="T23">Avançadas</text:span></text:span> durante seu cadastro, conforme descrito no fluxo alternativo [UC01].[FA02]”.</text:p>
      <text:p text:style-name="P35"/>
      <text:p text:style-name="P35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9"><text:span text:style-name="T32">Abaixo se encontra</text:span> a lista de requisitos do projeto.</text:p>
      <text:p text:style-name="P40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8">cadastrado</text:span> dos <text:span text:style-name="T37">Funcionários</text:span>:</text:p>
      <text:p text:style-name="P15"><text:tab/><text:tab/>ID, Nome, CPF, Endereço, Telefone, Carteira de Trabalho, <text:span text:style-name="T37">função.</text:span></text:p>
      <text:p text:style-name="P15"><text:tab/>3RF: O sistema deve permitir o <text:span text:style-name="T38">cadastrado</text:span> d<text:span text:style-name="T36">o </text:span><text:span text:style-name="T38">autor</text:span>:</text:p>
      <text:p text:style-name="P15"><text:tab/><text:tab/>ID, <text:span text:style-name="T36">nome</text:span>, <text:span text:style-name="T37">ISBN, CPF.</text:span></text:p>
      <text:p text:style-name="P15"><text:tab/>4RF: O sistema deve permitir o <text:span text:style-name="T38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7">características</text:span>:</text:p>
      <text:p text:style-name="P16"><text:tab/><text:tab/><text:span text:style-name="T37">ID(Código) </text:span><text:span text:style-name="T38">Nome, ISBN, Endereço, Telefone, CNPJ</text:span></text:p>
      <text:p text:style-name="P15"><text:tab/>5RF: O sistema deve permitir o <text:span text:style-name="T38">cadastrado</text:span> d<text:span text:style-name="T38">os</text:span> livros:</text:p>
      <text:p text:style-name="P15"><text:tab/><text:tab/>ID(<text:span text:style-name="T37">Código</text:span>), <text:span text:style-name="T37">Descrição</text:span>/Nome, Quantidade, <text:span text:style-name="T38">autor</text:span>.</text:p>
      <text:p text:style-name="P15"><text:tab/>6RF: O sistema deve permitir o gerenciamento d<text:span text:style-name="T38">os Empréstimos</text:span>:</text:p>
      <text:p text:style-name="P15"><text:tab/><text:tab/> Este requisito e <text:span text:style-name="T38">responsável</text:span> pelo controle dos <text:span text:style-name="T38">empréstimos</text:span> das livros para <text:s text:c="3"/><text:tab/><text:tab/> os <text:span text:style-name="T38">usuários e</text:span> <text:span text:style-name="T38">funcionários.</text:span></text:p>
      <text:p text:style-name="P15"><text:tab/><text:tab/>ID(<text:span text:style-name="T38">Código</text:span>), <text:span text:style-name="T38">Descrição</text:span>/Nome, Qtd, <text:span text:style-name="T38">funcionário</text:span>, dataEmprestimo, dataEntrega.</text:p>
      <text:p text:style-name="P15"><text:tab/></text:p>
      <text:p text:style-name="P16"><text:tab/><text:span text:style-name="T39">7</text:span>RF: O sistema deve realizar as seguintes consultas.</text:p>
      <text:p text:style-name="P15"><text:tab/><text:tab/>1- <text:span text:style-name="T39">Quantidade de usuários no mês</text:span> Nome, Telefone, CPF e Endereço. </text:p>
      <text:p text:style-name="P15"><text:tab/><text:tab/><text:span text:style-name="T39">2</text:span>- <text:span text:style-name="T39">Quantidade de empréstimos.</text:span></text:p>
      <text:p text:style-name="P17"><text:s text:c="24"/>3-Quantidade de livros não devolvidos.</text:p>
      <text:p text:style-name="P15"><text:tab/><text:span text:style-name="T39">8</text:span>RF: O sistema deve gerar os seguintes <text:span text:style-name="T39">relatórios</text:span>:</text:p>
      <text:p text:style-name="P15"><text:s text:c="12"/><text:tab/>1- Valor arrecadado no <text:span text:style-name="T39">mês</text:span></text:p>
      <text:p text:style-name="P15"><text:tab/><text:tab/>2- livros não devolvidas</text:p>
      <text:p text:style-name="P39"><text:s text:c="17"/><text:span text:style-name="T39">3- </text:span><text:span text:style-name="T27">Empréstimos realizados</text:span><text:span text:style-name="T28"> no </text:span><text:span text:style-name="T27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P69">UC/RF</text:p>
          </table:table-cell>
          <table:table-cell table:style-name="Tabela2.A1" office:value-type="string">
            <text:p text:style-name="P69">UC01</text:p>
          </table:table-cell>
          <table:table-cell table:style-name="Tabela2.A1" office:value-type="string">
            <text:p text:style-name="P69">UC02</text:p>
          </table:table-cell>
          <table:table-cell table:style-name="Tabela2.A1" office:value-type="string">
            <text:p text:style-name="P69">UC03</text:p>
          </table:table-cell>
          <table:table-cell table:style-name="Tabela2.A1" office:value-type="string">
            <text:p text:style-name="P69">UC04</text:p>
          </table:table-cell>
          <table:table-cell table:style-name="Tabela2.A1" office:value-type="string">
            <text:p text:style-name="P69">UC05</text:p>
          </table:table-cell>
          <table:table-cell table:style-name="Tabela2.A1" office:value-type="string">
            <text:p text:style-name="P69">UC06</text:p>
          </table:table-cell>
          <table:table-cell table:style-name="Tabela2.A1" office:value-type="string">
            <text:p text:style-name="P69">UC07</text:p>
          </table:table-cell>
          <table:table-cell table:style-name="Tabela2.I1" office:value-type="string">
            <text:p text:style-name="P69">UC08</text:p>
          </table:table-cell>
        </table:table-row>
        <table:table-row table:style-name="Tabela2.1">
          <table:table-cell table:style-name="Tabela2.A2" office:value-type="string">
            <text:p text:style-name="P69">RF01</text:p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I2" office:value-type="string">
            <text:p text:style-name="P69">#</text:p>
          </table:table-cell>
        </table:table-row>
        <table:table-row table:style-name="Tabela2.1">
          <table:table-cell table:style-name="Tabela2.A2" office:value-type="string">
            <text:p text:style-name="P69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P69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P69">#</text:p>
          </table:table-cell>
          <table:table-cell table:style-name="Tabela2.I2" office:value-type="string">
            <text:p text:style-name="P69">#</text:p>
          </table:table-cell>
        </table:table-row>
        <text:soft-page-break/>
        <table:table-row table:style-name="Tabela2.1">
          <table:table-cell table:style-name="Tabela2.A2" office:value-type="string">
            <text:p text:style-name="P69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I2" office:value-type="string">
            <text:p text:style-name="P69">#</text:p>
          </table:table-cell>
        </table:table-row>
        <table:table-row table:style-name="Tabela2.1">
          <table:table-cell table:style-name="Tabela2.A2" office:value-type="string">
            <text:p text:style-name="P69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P69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P69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P69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P69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P69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6"/>
      <text:h text:style-name="Heading_20_1" text:outline-level="1"><text:bookmark-start text:name="__RefHeading__939_1047580196"/>Atores<text:bookmark-end text:name="__RefHeading__939_1047580196"/></text:h>
      <text:p text:style-name="P39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>Ator</text:p>
          </table:table-cell>
          <table:table-cell table:style-name="Tabela3.B1" office:value-type="string">
            <text:p text:style-name="P41">Descrição</text:p>
          </table:table-cell>
        </table:table-row>
        <table:table-row>
          <table:table-cell table:style-name="Tabela3.A2" office:value-type="string">
            <text:p text:style-name="P42">Funcionário</text:p>
          </table:table-cell>
          <table:table-cell table:style-name="Tabela3.B2" office:value-type="string">
            <text:p text:style-name="P42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8"/>
      <text:p text:style-name="P38">“O Diagrama de Casos de Uso tem o objetivo de auxiliar a comunicação entre os analistas e o usuário.</text:p>
      <text:p text:style-name="P43">Um diagrama de Caso de Uso descreve um cenário que mostra as funcionalidades do sistema do ponto de vista do usuário. </text:p>
      <text:p text:style-name="P43">O usuário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7"/>
      <text:p text:style-name="P65"><text:bookmark-start text:name="__RefHeading__27_117254275"/>Diagrama de Caso de Uso <text:s/>- <text:s/>GerenciadoOS<text:bookmark-end text:name="__RefHeading__27_117254275"/></text:p>
      <text:p text:style-name="P39">Essa seção apresenta todos os requisitos funcionais da aplicação, especificados como casos de uso.</text:p>
      <text:p text:style-name="Standard"><text:span text:style-name="Fonte_20_parág._20_padrão"><text:span text:style-name="T31"/></text:span></text:p>
      <text:p text:style-name="P18"/>
      <text:p text:style-name="P18"/>
      <text:p text:style-name="P18"/>
      <text:p text:style-name="P18"/>
      <text:p text:style-name="P44"><text:s/></text:p>
      <text:p text:style-name="P66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oft-page-break/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usuário adicionado ao banco de dados do sistema.</text:span></text:span></text:p>
      <text:p text:style-name="P51"><text:tab/><text:tab/><text:tab/>usuário removido do banco de dados do sistema.</text:p>
      <text:p text:style-name="P53">Fluxo principal:</text:p>
      <text:p text:style-name="P58">1 - O sistema exibe tela inicial com as opções disponíveis:</text:p>
      <text:p text:style-name="P54"><text:tab/>1.1 - “Cadastrar usuário”.</text:p>
      <text:p text:style-name="P54"><text:tab/>1.2 - “Consultar usuário”.</text:p>
      <text:p text:style-name="P54"><text:tab/>1.3 - “Alterar usuário”.</text:p>
      <text:p text:style-name="P54"><text:tab/>1.4 - “Excluir usuário”.</text:p>
      <text:p text:style-name="P54"/>
      <text:p text:style-name="P54"><text:tab/>Variante 1.1: “Cadastrar usuário”:</text:p>
      <text:p text:style-name="P54"><text:tab/> <text:s text:c="7"/>(1.1.1) O sistema solicita os dados do usuário.</text:p>
      <text:p text:style-name="P54"><text:tab/> <text:s text:c="7"/>(1.1.2) O Funcionário preenche os campos com os dados do usuário: [FA01].</text:p>
      <text:p text:style-name="P14"><text:tab/><text:tab/>(1.1.3) O sistema verifica os campos preenchidos <text:s/>e valida os dados: [FE02] [FE01].</text:p>
      <text:p text:style-name="P14"><text:tab/><text:tab/>(1.1.4) O Funcionário cadastra o usu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usuário”:</text:p>
      <text:p text:style-name="P14"><text:tab/><text:tab/>(1.2.1) O sistema solicita os dados do usu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usuários: [FA02].</text:p>
      <text:p text:style-name="P14"><text:tab/><text:tab/>(1.2.5) O Funcionário seleciona um nome da lista.</text:p>
      <text:p text:style-name="P14"><text:tab/><text:tab/>(1.2.6) O sistema exibe as informações do usuário (nome, telefone, cpf e <text:tab/><text:tab/><text:tab/><text:tab/><text:tab/>endereço).</text:p>
      <text:p text:style-name="P14"/>
      <text:p text:style-name="P14"><text:tab/>Variante 1.3: “Alterar usu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usuário”:</text:p>
      <text:p text:style-name="P14"><text:tab/><text:tab/>(1.4.1) &lt;&lt;Include&gt;&gt;[VA1.2].</text:p>
      <text:p text:style-name="P14"><text:tab/><text:tab/>(1.4.2) O Funcionário exclui o usuário através do <text:span text:style-name="T56">bota-o</text:span> 'excluir'.</text:p>
      <text:p text:style-name="P14"><text:tab/><text:tab/>(1.4.3) O sistema informa <text:span text:style-name="T56">exclusão</text:span> feita com sucesso.</text:p>
      <text:p text:style-name="P59"/>
      <text:p text:style-name="P59">2 - O Funcionário escolhe uma opção.</text:p>
      <text:p text:style-name="P14">3 - O sistema retorna a etapa 1.</text:p>
      <text:p text:style-name="P9">Fluxos alternativos:</text:p>
      <text:p text:style-name="P59">[FA01] Buscar CEP:</text:p>
      <text:p text:style-name="P58"><text:soft-page-break/>1 - O Funcionário informa cidade desejada.</text:p>
      <text:p text:style-name="P58">2 - O sistema retorna o CEP procurado.</text:p>
      <text:p text:style-name="P58">3 - O sistema retorna para ao passo [1.1.2] do fluxo principal solicitando novos dados.</text:p>
      <text:p text:style-name="P59"/>
      <text:p text:style-name="P59">[FA02] usuário não cadastrado:</text:p>
      <text:p text:style-name="P58">1 - &lt;&lt;include&gt;&gt; [VA 1.1]</text:p>
      <text:p text:style-name="P9">Fluxos de erro:</text:p>
      <text:p text:style-name="P59">[FE01] usuário já cadastrado:</text:p>
      <text:p text:style-name="P58">1 - O sistema exibe mensagem informado o nome e a ID do usuári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5"/>
      <text:p text:style-name="P45"/>
      <text:p text:style-name="P66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20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usuário adicionado ao banco de dados do sistema.</text:span></text:span></text:p>
      <text:p text:style-name="P51"><text:tab/><text:tab/><text:tab/>usuário removido do banco de dados do sistema.</text:p>
      <text:p text:style-name="P53">Fluxo principal:</text:p>
      <text:p text:style-name="P58">1 - O sistema exibe tela inicial com as opções disponíveis:</text:p>
      <text:p text:style-name="P54"><text:tab/>1.1 - “Cadastrar Funcionário”.</text:p>
      <text:p text:style-name="P54"><text:tab/>1.2 - “Consultar Funcionário”.</text:p>
      <text:p text:style-name="P54"><text:tab/>1.3 - “Alterar Funcionário”.</text:p>
      <text:p text:style-name="P54"><text:tab/>1.4 - “Excluir Funcionário”.</text:p>
      <text:p text:style-name="P54"/>
      <text:p text:style-name="P54"><text:tab/>Variante 1.1: “Cadastrar Funcionário”:</text:p>
      <text:p text:style-name="P54"><text:tab/><text:tab/>(1.1.1) O sistema solicita os dados do Funcionário.</text:p>
      <text:p text:style-name="P54"><text:tab/><text:tab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soft-page-break/><text:tab/><text:tab/>(1.2.1) O sistema solicita os dados do Funcion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57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através do <text:span text:style-name="T57">botão</text:span> 'excluir'.</text:p>
      <text:p text:style-name="P14"><text:tab/><text:tab/>(1.4.3) O sistema informa <text:span text:style-name="T57">exclusão</text:span> feita com sucesso.</text:p>
      <text:p text:style-name="P59"/>
      <text:p text:style-name="P59">2 - O Funcionário escolhe uma opção.</text:p>
      <text:p text:style-name="P14">3 - O sistema retorna a etapa 1.</text:p>
      <text:p text:style-name="P9">Fluxos alternativos:</text:p>
      <text:p text:style-name="P59">[FA01] Buscar CEP:</text:p>
      <text:p text:style-name="P58">1 - O Funcionário informa cidade desejada.</text:p>
      <text:p text:style-name="P58">2 - O sistema retorna o CEP procurado.</text:p>
      <text:p text:style-name="P58">3 - O sistema retorna para ao passo [1.1.2] do fluxo principal solicitando novos dados.</text:p>
      <text:p text:style-name="P59"/>
      <text:p text:style-name="P59">[FA02] Funcionário não cadastrado:</text:p>
      <text:p text:style-name="P58">1 - &lt;&lt;include&gt;&gt; [VA 1.1]</text:p>
      <text:p text:style-name="P9">Fluxos de erro:</text:p>
      <text:p text:style-name="P59">[FE01] Funcionário já cadastrado:</text:p>
      <text:p text:style-name="P58">1 - O sistema exibe mensagem informado o nome e a ID do Funcionári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5"/>
      <text:p text:style-name="P66"><text:bookmark-start text:name="__RefHeading__1530_844320639"/><text:bookmark-start text:name="RFXX0011"/><text:soft-page-break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20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autor adicionado ao banco de dados do sistema.</text:span></text:span></text:p>
      <text:p text:style-name="P51"><text:tab/><text:tab/><text:tab/>autor removido do banco de dados do sistema.</text:p>
      <text:p text:style-name="P53">Fluxo principal:</text:p>
      <text:p text:style-name="P58">1 - O sistema exibe tela inicial com as opções disponíveis:</text:p>
      <text:p text:style-name="P54"><text:tab/>1.1 - “Cadastrar <text:span text:style-name="T33">autor</text:span>”.</text:p>
      <text:p text:style-name="P55"><text:tab/>1.2 - “Consultar <text:span text:style-name="T32">autor</text:span>.</text:p>
      <text:p text:style-name="P55"><text:tab/>1.3 - “Alterar <text:span text:style-name="T33">autor</text:span>”.</text:p>
      <text:p text:style-name="P55"><text:tab/>1.4 - “Excluir <text:span text:style-name="T32">autor</text:span>”.</text:p>
      <text:p text:style-name="P54"/>
      <text:p text:style-name="P55"><text:tab/>Variante 1.1: “Cadastrar <text:span text:style-name="T32">autor</text:span>”:</text:p>
      <text:p text:style-name="P54"><text:tab/> <text:s text:c="6"/>(1.1.1) O sistema solicita os dados do <text:span text:style-name="T33">autor</text:span>.</text:p>
      <text:p text:style-name="P54"><text:tab/> <text:s text:c="6"/>(1.1.2) O <text:span text:style-name="T33">funcionário</text:span> preenche os campos com os dados do <text:span text:style-name="T33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3">funcionário</text:span> cadastra o <text:span text:style-name="T33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3">funcionário</text:span> preenche os dados solicitados no sistema.</text:p>
      <text:p text:style-name="P14"><text:tab/><text:tab/>(1.2.3) O <text:span text:style-name="T33">funcionário</text:span> consulta o usuário através do botão consultar.</text:p>
      <text:p text:style-name="P14"><text:tab/><text:tab/>(1.2.4) O sistema apresenta uma lista com <text:span text:style-name="T33">dados</text:span> dos autor<text:span text:style-name="T33">e</text:span>s.</text:p>
      <text:p text:style-name="P14"><text:tab/><text:tab/>(1.2.5) O <text:span text:style-name="T33">funcionário</text:span> seleciona um autor da lista.</text:p>
      <text:p text:style-name="P14"><text:tab/><text:tab/>(1.2.6) O sistema exibe as informações do autor (<text:span text:style-name="T34">nome</text:span>, <text:span text:style-name="T34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3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3">funcionário</text:span> exclui o autor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59"><text:soft-page-break/></text:p>
      <text:p text:style-name="P59">2 - O <text:span text:style-name="T33">Funcionário</text:span> escolhe uma opção.</text:p>
      <text:p text:style-name="P14">3 - O sistema retorna a etapa 1.</text:p>
      <text:p text:style-name="P9">Fluxos alternativos:</text:p>
      <text:p text:style-name="P59">[FA01] Buscar <text:span text:style-name="T33">autor</text:span>:</text:p>
      <text:p text:style-name="P58">1 - &lt;&lt;include&gt;&gt; [UC01] variante 1.2.</text:p>
      <text:p text:style-name="P58">2 - O sistema retorna dados procurados.</text:p>
      <text:p text:style-name="P58">3 - O sistema retorna para ao passo [1.1.2].</text:p>
      <text:p text:style-name="P9">Fluxos de erro:</text:p>
      <text:p text:style-name="P59">[FE01] autor já cadastrado:</text:p>
      <text:p text:style-name="P58">1 - O sistema exibe mensagem informado <text:span text:style-name="T33">o nome </text:span><text:s/>e <text:span text:style-name="T33">o</text:span> ID do autor.</text:p>
      <text:p text:style-name="P58">2 - O <text:span text:style-name="T33">funcionário</text:span> confirma a tela.</text:p>
      <text:p text:style-name="P58">3 - O sistema retorna para ao passo [1.1.3] do fluxo principal solicitando novos dados.</text:p>
      <text:p text:style-name="P59"/>
      <text:p text:style-name="P59">[FE02] Dados <text:span text:style-name="T33">inválidos</text:span>:</text:p>
      <text:p text:style-name="P58">1 - O sistema informa os campos com os dados <text:span text:style-name="T33">inválidos.</text:span></text:p>
      <text:p text:style-name="P58">2 - O <text:span text:style-name="T33">funcionário</text:span> altera os valores incorretos.</text:p>
      <text:p text:style-name="P58">3 - O sistema retorna para a etapa [1.1.3] do fluxo principal solicitando novos dados.</text:p>
      <text:p text:style-name="P45"/>
      <text:p text:style-name="P66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6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8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7">apresentação.</text:span></text:span></text:p>
      <text:p text:style-name="P51"><text:tab/><text:tab/><text:tab/><text:span text:style-name="T34">Conexão</text:span>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editora adicionado ao banco de dados do sistema.</text:span></text:span></text:p>
      <text:p text:style-name="P51"><text:tab/><text:tab/><text:tab/>editora removido do banco de dados do sistema.</text:p>
      <text:p text:style-name="P53">Fluxo principal:</text:p>
      <text:p text:style-name="P58">1 - O sistema exibe tela inicial com as opções <text:span text:style-name="T34">disponíveis</text:span>:</text:p>
      <text:p text:style-name="P54"><text:tab/>1.1 - “Cadastrar editora”.</text:p>
      <text:p text:style-name="P54"><text:tab/>1.2 - “Consultar editora”.</text:p>
      <text:p text:style-name="P54"><text:tab/>1.3 - “Alterar editora”.</text:p>
      <text:p text:style-name="P54"><text:tab/>1.4 - “Excluir editora”.</text:p>
      <text:p text:style-name="P54"/>
      <text:p text:style-name="P54"><text:tab/>Variante 1.1: “Cadastrar editora”:</text:p>
      <text:p text:style-name="P54"><text:tab/> <text:s text:c="6"/>(1.1.1) O sistema solicita os dados d<text:span text:style-name="T33">a</text:span> editora.</text:p>
      <text:p text:style-name="P54"><text:tab/> <text:s text:c="6"/>(1.1.2) O <text:span text:style-name="T33">funcionário</text:span> preenche os campos com os dados d<text:span text:style-name="T33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3">funcionário</text:span> cadastra <text:span text:style-name="T33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soft-page-break/><text:tab/>Variante 1.2: “Consultar editora”:</text:p>
      <text:p text:style-name="P14"><text:tab/><text:tab/>(1.2.1) O sistema solicita os dados d<text:span text:style-name="T33">a </text:span>editora.</text:p>
      <text:p text:style-name="P14"><text:tab/><text:tab/>(1.2.2) O <text:span text:style-name="T33">funcionário</text:span> preenche os dados solicitados no sistema.</text:p>
      <text:p text:style-name="P14"><text:tab/><text:tab/>(1.2.3) O <text:span text:style-name="T33">funcionário</text:span> consulta <text:span text:style-name="T33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3">funcionário</text:span> seleciona um<text:span text:style-name="T33">a</text:span> editora da lista.</text:p>
      <text:p text:style-name="P14"><text:tab/><text:tab/>(1.2.6) O sistema exibe as informações d<text:span text:style-name="T33">a</text:span> editora<text:span text:style-name="T34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3">funcionário</text:span> preenche os campos com os novos dados à serem <text:tab/><text:tab/><text:tab/><text:tab/><text:tab/>alterados.</text:p>
      <text:p text:style-name="P14"><text:tab/><text:tab/>(1.3.3) O <text:span text:style-name="T34">funcionário</text:span> salva suas <text:span text:style-name="T34">alterações</text:span> <text:span text:style-name="T34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4">funcionário</text:span> exclui <text:span text:style-name="T34">a editora</text:span> <text:span text:style-name="T34">através</text:span> do <text:span text:style-name="T34">botão</text:span> 'excluir'.</text:p>
      <text:p text:style-name="P14"><text:tab/><text:tab/>(1.4.3) O sistema informa <text:span text:style-name="T34">exclusão</text:span> feita com sucesso.</text:p>
      <text:p text:style-name="P59"/>
      <text:p text:style-name="P59">2 - O <text:span text:style-name="T34">Funcionário</text:span> escolhe uma opção.</text:p>
      <text:p text:style-name="P14">3 - O sistema retorna a etapa 1.</text:p>
      <text:p text:style-name="P9">Fluxos alternativos:</text:p>
      <text:p text:style-name="P59"/>
      <text:p text:style-name="P9">Fluxos de erro:</text:p>
      <text:p text:style-name="P59">[FE01] editora já cadastrad<text:span text:style-name="T34">a</text:span>:</text:p>
      <text:p text:style-name="P58">1 - O sistema exibe mensagem informado a <text:span text:style-name="T34">descrição</text:span> e <text:span text:style-name="T34">o</text:span> ID <text:span text:style-name="T34">da editora</text:span>.</text:p>
      <text:p text:style-name="P58">2 - O <text:span text:style-name="T34">funcionário</text:span> confirma a tela.</text:p>
      <text:p text:style-name="P58">3 - O sistema retorna para ao passo [1.1.3] do fluxo principal solicitando novos dados.</text:p>
      <text:p text:style-name="P59"/>
      <text:p text:style-name="P59">[FE02] Dados <text:span text:style-name="T34">inválidos</text:span>:</text:p>
      <text:p text:style-name="P58">1 - O sistema informa os campos com os dados <text:span text:style-name="T34">inválidos.</text:span></text:p>
      <text:p text:style-name="P58">2 - O <text:span text:style-name="T34">funcionário</text:span> altera os valores incorretos.</text:p>
      <text:p text:style-name="P58">3 - O sistema retorna para a etapa [1.1.3] do fluxo principal solicitando novos dados.</text:p>
      <text:p text:style-name="P45"/>
      <text:p text:style-name="P66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7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oft-page-break/><text:span text:style-name="Fonte_20_parág._20_padrão"><text:span text:style-name="T24">Pós-condições: <text:tab/></text:span></text:span><text:span text:style-name="Fonte_20_parág._20_padrão"><text:span text:style-name="T5">livro adicionado ao banco de dados do sistema.</text:span></text:span></text:p>
      <text:p text:style-name="P51"><text:tab/><text:tab/><text:tab/>livro removido do banco de dados do sistema.</text:p>
      <text:p text:style-name="P53">Fluxo principal:</text:p>
      <text:p text:style-name="P58">1 - O sistema exibe tela inicial com as opções disponíveis:</text:p>
      <text:p text:style-name="P54"><text:tab/>1.1 - “Cadastrar livro”.</text:p>
      <text:p text:style-name="P54"><text:tab/>1.2 - “Consultar livro”.</text:p>
      <text:p text:style-name="P54"><text:tab/>1.3 - “Alterar livro”.</text:p>
      <text:p text:style-name="P54"><text:tab/>1.4 - “Excluir livro”.</text:p>
      <text:p text:style-name="P54"/>
      <text:p text:style-name="P54"><text:tab/>Variante 1.1: “Cadastrar livro”:</text:p>
      <text:p text:style-name="P54"><text:tab/><text:tab/>(1.1.1) O sistema solicita os dados do editora.</text:p>
      <text:p text:style-name="P54"><text:tab/><text:tab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58">descrição</text:span>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através do <text:span text:style-name="T59">botão</text:span> 'excluir'.</text:p>
      <text:p text:style-name="P14"><text:tab/><text:tab/>(1.4.3) O sistema informa <text:span text:style-name="T59">exclusão</text:span> feita com sucesso.</text:p>
      <text:p text:style-name="P59"/>
      <text:p text:style-name="P59">2 - O Funcionário escolhe uma opção.</text:p>
      <text:p text:style-name="P14">3 - O sistema retorna a etapa 1.</text:p>
      <text:p text:style-name="P9">Fluxos alternativos:</text:p>
      <text:p text:style-name="P59"/>
      <text:p text:style-name="P9">Fluxos de erro:</text:p>
      <text:p text:style-name="P59">[FE01] livro já cadastrada:</text:p>
      <text:p text:style-name="P58"><text:soft-page-break/>1 - O sistema exibe mensagem informado a <text:span text:style-name="T59">descrição</text:span> e a ID da livr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6"><text:span text:style-name="Fonte_20_parág._20_padrão"><text:span text:style-name="T18"/></text:span></text:p>
      <text:p text:style-name="P60"/>
      <text:p text:style-name="P45"/>
      <text:p text:style-name="P66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8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7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encia as ordens de editora da empresa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Ordem de editora adicionada ao banco de dados do sistema.</text:span></text:span></text:p>
      <text:p text:style-name="P51"><text:tab/><text:tab/><text:tab/>Ordem de editora <text:s/>atualizada no banco de dados do sistema.</text:p>
      <text:p text:style-name="P53">Fluxo principal:</text:p>
      <text:p text:style-name="P58">1 - O sistema exibe tela inicial com as opções disponíveis:</text:p>
      <text:p text:style-name="P54"><text:tab/>1.1 - “Nova ordem de editora”.</text:p>
      <text:p text:style-name="P54"><text:tab/>1.2 - “Consultar ordens de editora”.</text:p>
      <text:p text:style-name="P54"><text:tab/>1.3 - “Atualizar ordem de editora”.<text:tab/></text:p>
      <text:p text:style-name="P54"/>
      <text:p text:style-name="P54"><text:tab/>Variante 1.1: “Nova ordem de editora”:</text:p>
      <text:p text:style-name="P54"><text:tab/><text:tab/>(1.1.1) O sistema solicita os dados da ordem de editora.</text:p>
      <text:p text:style-name="P54"><text:tab/><text:tab/>(1.1.2) O Funcionário preenche os campos com os dados da ordem de editora (usuário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usuário, autor).</text:p>
      <text:p text:style-name="P14"/>
      <text:p text:style-name="P14"><text:soft-page-break/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59">2 - O Funcionário escolhe uma opção.</text:p>
      <text:p text:style-name="P14">3 - O sistema retorna a etapa 1.</text:p>
      <text:p text:style-name="P9">Fluxos alternativos:</text:p>
      <text:p text:style-name="P59">[FA01] Remover editora:</text:p>
      <text:p text:style-name="P58">1 - Funcionário seleciona editora escolhido.</text:p>
      <text:p text:style-name="P54">2 - Sistema exibe tela confirmando <text:span text:style-name="T60">ação.</text:span></text:p>
      <text:p text:style-name="P54">3 - Funcionário confirma.</text:p>
      <text:p text:style-name="P54">4 - Retorna ao passo 1.3.2</text:p>
      <text:p text:style-name="P9">Fluxos de erro:</text:p>
      <text:p text:style-name="P59">[FE01] usuário não cadastrado:</text:p>
      <text:p text:style-name="P58">1 - O sistema exibe mensagem de erro.</text:p>
      <text:p text:style-name="P54">2 - &lt;&lt;include&gt;&gt; [UC01 VA1.1]</text:p>
      <text:p text:style-name="P54">3 - Retorna ao passo 1.1.2..</text:p>
      <text:p text:style-name="P59">[FE02] autor não cadastrado:</text:p>
      <text:p text:style-name="P58">1 - O sistema exibe mensagem de erro.</text:p>
      <text:p text:style-name="P54">2 - &lt;&lt;include&gt;&gt; [UC02 VA1.1]</text:p>
      <text:p text:style-name="P54">3 - Retorna ao passo 1.1.2.</text:p>
      <text:p text:style-name="P59"/>
      <text:p text:style-name="P59">[FE03] editora não cadastrado:</text:p>
      <text:p text:style-name="P58">1 - O sistema exibe mensagem de erro.</text:p>
      <text:p text:style-name="P54">2 - Retorna ao passo 1.1.2.</text:p>
      <text:p text:style-name="P59">[FE04] Funcionário não cadastrado:</text:p>
      <text:p text:style-name="P58">1 - O sistema exibe mensagem de erro.</text:p>
      <text:p text:style-name="P54">2 - Retorna ao pass<text:bookmark text:name="RFXX001111111"/><text:span text:style-name="T61">o 1.1.2</text:span></text:p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encia os orçamentos criados pela empresa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apresentação.</text:span></text:span></text:p>
      <text:p text:style-name="P51"><text:tab/><text:tab/><text:tab/>Conexão com o banco de dados.</text:p>
      <text:p text:style-name="P50"><text:span text:style-name="Fonte_20_parág._20_padrão"><text:span text:style-name="T24">Pós-condições: </text:span></text:span><text:span text:style-name="Fonte_20_parág._20_padrão"><text:span text:style-name="T24"><text:tab/></text:span></text:span><text:span text:style-name="Fonte_20_parág._20_padrão"><text:span text:style-name="T5">Orçamento adicionado ao banco de dados do sistema.</text:span></text:span></text:p>
      <text:p text:style-name="P51"><text:tab/><text:tab/><text:tab/></text:p>
      <text:p text:style-name="P53">Fluxo principal:</text:p>
      <text:p text:style-name="P58">1 - O sistema exibe tela inicial com as opções disponíveis:</text:p>
      <text:p text:style-name="P54"><text:tab/>1.1 - “Novo orçamento”.</text:p>
      <text:p text:style-name="P54"><text:tab/>1.2 - “Consultar orçamento”.</text:p>
      <text:p text:style-name="P54"/>
      <text:p text:style-name="P54"><text:soft-page-break/><text:tab/>Variante 1.1: “Novo orçamento”:</text:p>
      <text:p text:style-name="P54"><text:tab/><text:tab/>(1.1.1) O sistema solicita os dados da ordem de editora.[FA01]</text:p>
      <text:p text:style-name="P54"><text:tab/><text:tab/>(1.1.2) O Funcionário preenche os campos com os dados do orçamento (usuário, autor, <text:tab/><text:tab/><text:tab/><text:tab/>editoras).</text:p>
      <text:p text:style-name="P14"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40">funcionário</text:span> preenche os dados solicitados no sistema.</text:p>
      <text:p text:style-name="P14"><text:tab/><text:tab/>(1.2.3) O <text:span text:style-name="T40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40">funcionário</text:span> seleciona uma ordem de editora da lista.</text:p>
      <text:p text:style-name="P14"><text:tab/><text:tab/>(1.2.6) O sistema exibe as informações da ordem de orçamento (id, usuário, autor).</text:p>
      <text:p text:style-name="P14"/>
      <text:p text:style-name="P59">2 - O Funcionário escolhe uma opção.</text:p>
      <text:p text:style-name="P14">3 - O sistema retorna a etapa 1.</text:p>
      <text:p text:style-name="P9">Fluxos alternativos:</text:p>
      <text:p text:style-name="P59">[FA01] Clonar orçamento:</text:p>
      <text:p text:style-name="P58">1 - &lt;&lt;include&gt;&gt; [VA1.2].</text:p>
      <text:p text:style-name="P54">2 - Sistema exibe tela confirmando <text:span text:style-name="T40">ação.</text:span></text:p>
      <text:p text:style-name="P54">3 - <text:span text:style-name="T40">Funcionário</text:span> altera orçamento[FA02] [FA03].</text:p>
      <text:p text:style-name="P54">4 - Retorna ao passo 1.1.2</text:p>
      <text:p text:style-name="P59">[FA02] Remover editora:</text:p>
      <text:p text:style-name="P58">1 - <text:span text:style-name="T40">Funcionário</text:span> seleciona editora escolhido.</text:p>
      <text:p text:style-name="P54">2 - Sistema exibe tela confirmando <text:span text:style-name="T62">ação.</text:span></text:p>
      <text:p text:style-name="P54">3 - <text:span text:style-name="T40">Funcionário</text:span> confirma.</text:p>
      <text:p text:style-name="P54">4 - Retorna ao passo [FA01.3].</text:p>
      <text:p text:style-name="P14">[FA03] Adiciona editora:</text:p>
      <text:p text:style-name="Filling_20_instruction"><text:span text:style-name="T19">1 - </text:span>Funcionário<text:span text:style-name="T19"> adiciona editora.</text:span></text:p>
      <text:p text:style-name="P54"/>
      <text:p text:style-name="P57"/>
      <text:p text:style-name="P66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50">UC0</text:span></text:span></text:a><text:a xlink:type="simple" xlink:href="#RFXX0011111111"><text:span text:style-name="Fonte_20_parág._20_padrão"><text:span text:style-name="T52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2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Permite consultas por usuário, autor e </text:span></text:span><text:span text:style-name="Fonte_20_parág._20_padrão"><text:span text:style-name="T20">funcionário</text:span></text:span><text:span text:style-name="Fonte_20_parág._20_padrão"><text:span text:style-name="T5"> no banco de dados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51"><text:tab/><text:tab/><text:tab/><text:span text:style-name="T40">Conexão</text:span> com o banco de dados.</text:p>
      <text:p text:style-name="P52">Pós-condições: <text:tab/></text:p>
      <text:p text:style-name="P51"><text:tab/><text:tab/><text:tab/></text:p>
      <text:p text:style-name="P53"><text:soft-page-break/>Fluxo principal:</text:p>
      <text:p text:style-name="P58">1 - O sistema exibe tela inicial com as opções <text:span text:style-name="T40">disponíveis</text:span>:</text:p>
      <text:p text:style-name="P54"><text:tab/>1.1 - “Consulta por usuário”.</text:p>
      <text:p text:style-name="P54"><text:tab/>1.2 - “Consulta por autor”.</text:p>
      <text:p text:style-name="P54"><text:tab/>1.3 - “Consulta por Funcionário”.</text:p>
      <text:p text:style-name="P54"/>
      <text:p text:style-name="P54"><text:tab/>Variante 1.1: “Consulta por usuário”:</text:p>
      <text:p text:style-name="P54"><text:tab/> <text:s text:c="6"/>(1.1.1) O sistema solicita usuário a ser pesquisado.</text:p>
      <text:p text:style-name="P54"><text:tab/> <text:s text:c="6"/>(1.1.2) O Funcionário informa usuário desejado &lt;&lt;extends&gt;&gt;[UC01 VA1.2]</text:p>
      <text:p text:style-name="P14"><text:tab/><text:tab/>(1.1.3) O sistema lista todas as ordens de editora criadas para o usuário.</text:p>
      <text:p text:style-name="P14"><text:tab/><text:tab/>(1.1.4) O Funcionário escolhe uma ordem de editora.</text:p>
      <text:p text:style-name="P14"><text:tab/><text:tab/>(1.1.5) O sistema exibe ordem de editora completa.. <text:s text:c="5"/><text:tab/></text:p>
      <text:p text:style-name="P54"/>
      <text:p text:style-name="P54"><text:tab/>Variante 1.2: “Consulta por autor”:</text:p>
      <text:p text:style-name="P54"><text:s text:c="23"/><text:span text:style-name="T44">(</text:span>1.2.1) O sistema solicita autor a ser pesquisado.</text:p>
      <text:p text:style-name="P54"><text:tab/> <text:s text:c="7"/>(1.2.2) O Funcionário informa autor desejado &lt;&lt;extends&gt;&gt;[UC02 VA1.2]</text:p>
      <text:p text:style-name="P14"><text:tab/><text:tab/>(1.2.3) O sistema lista todas as ordens de editora criadas para o autor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54"><text:tab/>Variante 1.2: “Consulta por Funcionário”:</text:p>
      <text:p text:style-name="P54"><text:tab/><text:tab/>(1.2.1) O sistema solicita Funcionário a ser pesquisado.</text:p>
      <text:p text:style-name="P54"><text:tab/><text:tab/>(1.2.2) O Funcionário informa autor desejado &lt;&lt;extends&gt;&gt;[UC03 VA1.2]</text:p>
      <text:p text:style-name="P14"><text:tab/><text:tab/>(1.2.3) O sistema lista todas as ordens de editora criadas para o Funcionário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14"/>
      <text:p text:style-name="P59">2 - O <text:span text:style-name="T40">Funcionário</text:span> escolhe uma opção.</text:p>
      <text:p text:style-name="P14">3 - O sistema retorna a etapa 1.</text:p>
      <text:p text:style-name="P9">Fluxos alternativos:</text:p>
      <text:p text:style-name="P59"/>
      <text:p text:style-name="P9">Fluxos de erro:</text:p>
      <text:p text:style-name="P61"/>
      <text:p text:style-name="P66"><text:bookmark-start text:name="__RefHeading__1534_84432063911111"/><text:bookmark-start text:name="RFXX00111111111"/><text:span text:style-name="Fonte_20_parág._20_padrão"><text:span text:style-name="T11">[</text:span></text:span><text:a xlink:type="simple" xlink:href="#RFXX00111111111"><text:span text:style-name="Fonte_20_parág._20_padrão"><text:span text:style-name="T50">UC</text:span></text:span></text:a><text:a xlink:type="simple" xlink:href="#RFXX00111111111"><text:span text:style-name="Fonte_20_parág._20_padrão"><text:span text:style-name="T51">0</text:span></text:span></text:a><text:a xlink:type="simple" xlink:href="#RFXX00111111111"><text:span text:style-name="Fonte_20_parág._20_padrão"><text:span text:style-name="T52">8</text:span></text:span></text:a><text:span text:style-name="Fonte_20_parág._20_padrão"><text:span text:style-name="T11">]</text:span></text:span><text:bookmark-end text:name="RFXX00111111111"/><text:span text:style-name="Fonte_20_parág._20_padrão"><text:span text:style-name="T14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a </text:span></text:span><text:span text:style-name="Fonte_20_parág._20_padrão"><text:span text:style-name="T20">relatórios</text:span></text:span><text:span text:style-name="Fonte_20_parág._20_padrão"><text:span text:style-name="T5"> por valor arrecadado no mês e livros não devolvidas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1">apresentação.</text:span></text:span></text:p>
      <text:p text:style-name="P51"><text:tab/><text:tab/><text:tab/><text:span text:style-name="T40">Conexão</text:span> com o banco de dados.</text:p>
      <text:p text:style-name="P52">Pós-condições: <text:tab/></text:p>
      <text:p text:style-name="P51"><text:soft-page-break/><text:tab/><text:tab/><text:tab/></text:p>
      <text:p text:style-name="P53">Fluxo principal:</text:p>
      <text:p text:style-name="P58">1 - O sistema exibe tela inicial com as opções <text:span text:style-name="T40">disponíveis</text:span>:</text:p>
      <text:p text:style-name="P56">1.1 - “<text:span text:style-name="T40">Relatório</text:span> <text:span text:style-name="T40">arrecadação</text:span> do por <text:span text:style-name="T40">mês</text:span>”</text:p>
      <text:p text:style-name="P56"><text:tab/>1.2 - “<text:span text:style-name="T62">Relatório</text:span> livros pendentes”.<text:tab/></text:p>
      <text:p text:style-name="P54"/>
      <text:p text:style-name="P54"><text:tab/>Variante 1.1: “<text:span text:style-name="T62">Relatório</text:span> <text:span text:style-name="T62">arrecadação</text:span> do por <text:span text:style-name="T62">més</text:span>”:</text:p>
      <text:p text:style-name="P54"><text:tab/><text:tab/>(1.1.1) O sistema solicita mês desejado.</text:p>
      <text:p text:style-name="P54"><text:tab/><text:tab/>(1.1.2) O Funcionário informa <text:span text:style-name="T62">mês</text:span> desejado.</text:p>
      <text:p text:style-name="P14"><text:tab/><text:tab/>(1.1.3) O sistema exibe os valores arrecadados por cada dia bem como o total do mês.</text:p>
      <text:p text:style-name="P14"><text:tab/><text:tab/></text:p>
      <text:p text:style-name="P54"><text:tab/>Variante 1.2: “<text:span text:style-name="T62">Relatório</text:span> livros pendentes”:</text:p>
      <text:p text:style-name="P54"><text:tab/><text:tab/>(1.2.1) O sistema exibe <text:span text:style-name="T41">lista de</text:span> <text:span text:style-name="T41">empréstimos</text:span> não devolvidos.</text:p>
      <text:p text:style-name="P14"/>
      <text:p text:style-name="P59"><text:s text:c="9"/>2 - O <text:span text:style-name="T41">Funcionário</text:span> escolhe uma opção.</text:p>
      <text:p text:style-name="P14"><text:s text:c="9"/>3 <text:s/>- O sistema retorna a etapa 1.</text:p>
      <text:p text:style-name="P9">Fluxos alternativos:</text:p>
      <text:p text:style-name="P59"/>
      <text:p text:style-name="P9">Fluxos de erro: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21</meta:editing-cycles>
    <meta:editing-duration>PT1H33M21S</meta:editing-duration>
    <dc:date>2013-06-19T20:56:05</dc:date>
    <dc:creator>fabio </dc:creator>
    <meta:document-statistic meta:table-count="11" meta:image-count="0" meta:object-count="0" meta:page-count="19" meta:paragraph-count="538" meta:word-count="3775" meta:character-count="24727" meta:non-whitespace-character-count="20603"/>
    <meta:user-defined meta:name="Informações 1"/>
    <meta:user-defined meta:name="Informações 2"/>
    <meta:user-defined meta:name="Informações 3"/>
    <meta:user-defined meta:name="Informações 4"/>
  </office:meta>
</office:document-meta>
</file>